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T1" style:family="text">
      <style:text-properties officeooo:rsid="001daf07"/>
    </style:style>
    <style:style style:name="T2" style:family="text">
      <style:text-properties officeooo:rsid="001e2f02"/>
    </style:style>
    <style:style style:name="T3" style:family="text">
      <style:text-properties officeooo:rsid="002157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>De maneira que está destinado a esse trabalho até 7:10 semais.</text:p>
      <text:p text:style-name="P1">Nele tambem deve explicar o que cada coluna faz.</text:p>
      <text:p text:style-name="P1">Deve conter a duração do primeiro sprint, que foi de 3 dias. Dia 01/07 - 03/07</text:p>
      <text:p text:style-name="P1"/>
      <text:p text:style-name="P1"/>
      <text:p text:style-name="P1"><text:tab/>Atualmente as atividades realizadas no UFC campus Russas são</text:p>
      <text:p text:style-name="P1">avisadas por meio de redes sociais, como Facebook e Instagram. E no site oficial tem o nome do projeto que está em ativo porém não há uma descrição dos projetos e nem dos alunos envolvidos apenas o nome do coordenador e o nome do projeto. E para um aluno novo, para os alunos que são veteranos e ate as pessoas de fora da faculdade, visto que a mesma tem objetivo <text:span text:style-name="T1">também</text:span> de impactar a cidade de Russas, seus municípios e cidades ao redor. Pensando nisso, foi imaginado e modelado a ufcinforma que seria uma plataforma com o objetivo de compactar os projetos presentes na faculdade com uma breve descrição (seria o diferencial das plataformas presentes atualmente), mostraria os eventos recentes e os que vão acontecer, <text:s/>além das conquistas recentes como foi o caso da parceria com a ufc campus russas e a empresa Apodi.</text:p>
      <text:p text:style-name="P1"><text:tab/>O intuito dessa plataforma é que os responsáveis de cada projeto possam alimentar essa plataforma e tenham um login e senha para isso. Porém visto o tamanho da ambição do projeto e a necessidade de entregar algo que gere valor ao cliente-professor nessa primeira versão segue as telas apenas a visão de um site estritamente informativo e alimentado a partir das informações recebidas pelo desenvolvedor.</text:p>
      <text:p text:style-name="P1"><text:tab/>Apresentado o trabalho para o desenvolvimento do mesmo está sendo utilizado os processos SCRUM, KANBAN e XP. Não estão sendo utilizados com exatidão , porém foi selecionado esses 3 métodos ágeis de maneira que possa extrair o melhor de cada um. Além disso, entende-se que em cada sprint deve ser gerado algo de valor pro cliente e não apenas documentos.</text:p>
      <text:p text:style-name="P1"><text:tab/><text:span text:style-name="T2">A priori a plataforma só trata os projetos que envolvem Engenharia de Software e Ciência da Computação(CC). E por esse motivo apesar de aparecer na barra de menu inicial pode ser que não apareça nenhum projeto pois não há listado até a data que foi requisitado as informações iniciais. Porém o espaço será criado.</text:span></text:p>
      <text:p text:style-name="P1"/>
      <text:p text:style-name="P1"><text:tab/>Aqui segue os horários que foram guardados para o desenvolvimento do projeto:</text:p>
      <text:p text:style-name="P1">TERÇA: 15:30 - 17:30</text:p>
      <text:p text:style-name="P1">QUINTA: 18:30 - 19:40</text:p>
      <text:p text:style-name="P1">SABADO: 10:00 - 12:00 </text:p>
      <text:p text:style-name="P1"/>
      <text:p text:style-name="P1">*Vale ressaltar que como depende das informações enviadas pelos professores, essas sprints iniciais tendem a ser “<text:span text:style-name="T3">teóricas</text:span>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7T18:46:55.832359111</dc:date>
    <meta:editing-duration>PT4M1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409" meta:character-count="2406" meta:non-whitespace-character-count="2002"/>
  </office:meta>
</office:document-meta>
</file>